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sans-serif" svg:font-family="sans-serif"/>
    <style:font-face style:name="Arial Unicode MS1" svg:font-family="'Arial Unicode MS'" style:font-family-generic="swiss"/>
    <style:font-face style:name="Cascadia Code" svg:font-family="'Cascadia Code'"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ic Sans MS" fo:font-size="9pt" fo:font-style="italic" style:font-size-asian="9pt" style:font-style-asian="italic" style:font-size-complex="9pt" style:font-style-complex="italic"/>
    </style:style>
    <style:style style:name="P2" style:family="paragraph" style:parent-style-name="Standard">
      <style:text-properties style:font-name="Comic Sans MS" fo:font-size="9pt" style:font-size-asian="9pt" style:font-size-complex="9pt"/>
    </style:style>
    <style:style style:name="P3" style:family="paragraph" style:parent-style-name="Standard">
      <style:text-properties style:font-name="Comic Sans MS" fo:font-size="9pt" fo:font-weight="bold" style:font-size-asian="9pt" style:font-weight-asian="bold" style:font-size-complex="9pt" style:font-weight-complex="bold"/>
    </style:style>
    <style:style style:name="P4" style:family="paragraph" style:parent-style-name="Standard" style:list-style-name="">
      <style:paragraph-properties fo:margin-top="0.0693in" fo:margin-bottom="0.0693in" fo:line-height="100%" fo:text-align="center" style:justify-single-word="false"/>
      <style:text-properties style:font-name="Arial" fo:font-size="9pt" style:font-size-asian="9pt" style:font-size-complex="9pt"/>
    </style:style>
    <style:style style:name="P5" style:family="paragraph" style:parent-style-name="Standard" style:master-page-name="Standard">
      <style:paragraph-properties fo:margin-top="0.0693in" fo:margin-bottom="0.0693in" fo:line-height="100%" fo:text-align="center" style:justify-single-word="false" style:page-number="auto"/>
      <style:text-properties style:font-name="Arial" fo:font-size="9pt" style:font-size-asian="9pt" style:font-size-complex="9pt"/>
    </style:style>
    <style:style style:name="P6" style:family="paragraph" style:parent-style-name="Standard">
      <style:paragraph-properties style:writing-mode="lr-tb"/>
      <style:text-properties style:font-name="Comic Sans MS" fo:font-size="9pt" style:font-size-asian="9pt" style:font-size-complex="9pt"/>
    </style:style>
    <style:style style:name="P7" style:family="paragraph" style:parent-style-name="Standard">
      <style:paragraph-properties fo:margin-top="0in" fo:margin-bottom="0in"/>
    </style:style>
    <style:style style:name="P8" style:family="paragraph" style:parent-style-name="Standard" style:list-style-name="">
      <style:paragraph-properties fo:margin-top="0in" fo:margin-bottom="0in" style:text-autospace="none"/>
      <style:text-properties fo:font-size="6pt" style:font-size-asian="6pt" style:font-size-complex="6pt"/>
    </style:style>
    <style:style style:name="P9" style:family="paragraph" style:parent-style-name="Standard" style:list-style-name="L1">
      <style:paragraph-properties fo:margin-top="0in" fo:margin-bottom="0in"/>
    </style:style>
    <style:style style:name="P10" style:family="paragraph" style:parent-style-name="Standard">
      <style:paragraph-properties fo:margin-top="0in" fo:margin-bottom="0in" fo:text-align="center" style:justify-single-word="false"/>
      <style:text-properties fo:color="#66ffff" style:font-name="Comic Sans MS"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margin-top="0in" fo:margin-bottom="0in" fo:padding="0.0291in" fo:border-left="none" fo:border-right="none" fo:border-top="none" fo:border-bottom="0.0138in solid #000000" style:join-border="false"/>
      <style:text-properties style:font-name="Comic Sans MS" fo:font-size="9pt" style:font-size-asian="9pt" style:font-size-complex="9pt"/>
    </style:style>
    <style:style style:name="P12" style:family="paragraph" style:parent-style-name="Standard">
      <style:paragraph-properties fo:margin-top="0.0402in" fo:margin-bottom="0.0402in"/>
      <style:text-properties fo:color="#000000" style:font-name="Arial" fo:font-size="9pt" style:font-size-asian="9pt" style:font-size-complex="9pt"/>
    </style:style>
    <style:style style:name="P13" style:family="paragraph" style:parent-style-name="Standard">
      <style:paragraph-properties fo:margin-top="0.0807in" fo:margin-bottom="0.0807in"/>
      <style:text-properties fo:font-size="6pt" style:font-size-asian="6pt" style:font-size-complex="6pt"/>
    </style:style>
    <style:style style:name="P14" style:family="paragraph" style:parent-style-name="Standard">
      <style:paragraph-properties fo:margin-top="0.1209in" fo:margin-bottom="0.1209in"/>
    </style:style>
    <style:style style:name="T1" style:family="text">
      <style:text-properties fo:font-weight="bold" style:font-weight-asian="bold" style:font-weight-complex="bold"/>
    </style:style>
    <style:style style:name="T2" style:family="text">
      <style:text-properties fo:font-weight="bold" style:font-name-asian="Times New Roman1" style:language-asian="en" style:country-asian="AU" style:font-weight-asian="bold" style:font-name-complex="Times New Roman1" style:font-weight-complex="bold"/>
    </style:style>
    <style:style style:name="T3" style:family="text">
      <style:text-properties style:font-name="sans-serif" fo:font-size="9pt" fo:font-weight="bold" style:font-size-asian="9pt" style:font-weight-asian="bold" style:font-size-complex="9pt" style:font-weight-complex="bold"/>
    </style:style>
    <style:style style:name="T4" style:family="text">
      <style:text-properties fo:font-weight="normal" style:font-weight-asian="normal" style:font-weight-complex="normal"/>
    </style:style>
    <style:style style:name="T5" style:family="text">
      <style:text-properties style:font-name="Arial" fo:font-size="9pt" fo:font-style="normal" style:font-size-asian="9pt" style:font-style-asian="normal" style:font-size-complex="9pt" style:font-style-complex="normal"/>
    </style:style>
    <style:style style:name="T6" style:family="text">
      <style:text-properties style:font-name="Arial" fo:font-size="9pt" style:font-size-asian="9pt" style:font-size-complex="9pt"/>
    </style:style>
    <style:style style:name="T7" style:family="text">
      <style:text-properties fo:color="#2b91af" style:font-name="Cascadia Mono" style:font-name-asian="Cascadia Mono" style:font-name-complex="Cascadia Mono"/>
    </style:style>
    <style:style style:name="T8" style:family="text">
      <style:text-properties fo:color="#000000" style:font-name="Cascadia Mono" style:font-name-asian="Cascadia Mono" style:font-name-complex="Cascadia Mono"/>
    </style:style>
    <style:style style:name="T9" style:family="text">
      <style:text-properties fo:color="#0000ff" style:font-name="Cascadia Mono" style:font-name-asian="Cascadia Mono" style:font-name-complex="Cascadia Mono"/>
    </style:style>
    <style:style style:name="T10" style:family="text">
      <style:text-properties fo:color="#808080" style:font-name="Cascadia Mono" style:font-name-asian="Cascadia Mono" style:font-name-complex="Cascadia Mono"/>
    </style:style>
    <style:style style:name="T11" style:family="text">
      <style:text-properties fo:color="#008000" style:font-name="Cascadia Mono" style:font-name-asian="Cascadia Mono" style:font-name-complex="Cascadia Mono"/>
    </style:style>
    <style:style style:name="T12" style:family="text">
      <style:text-properties fo:color="#008080" style:font-name="Cascadia Mono" style:font-name-asian="Cascadia Mono" style:font-name-complex="Cascadia Mono"/>
    </style:style>
    <style:style style:name="T13" style:family="text">
      <style:text-properties style:font-name="Cascadia Code" fo:font-size="9pt" style:font-size-asian="9pt" style:font-size-complex="9pt"/>
    </style:style>
    <style:style style:name="T14" style:family="text">
      <style:text-properties style:font-name="Cascadia Code" style:font-name-asian="Cascadia Mono" style:font-name-complex="Cascadia Mono"/>
    </style:style>
    <style:style style:name="T15" style:family="text">
      <style:text-properties style:font-name-asian="Cascadia Mono" style:font-name-complex="Cascadia Mono"/>
    </style:style>
    <style:style style:name="T1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span text:style-name="T2">Task 1: Design Game Optimisations</text:span></text:h>
      <text:h text:style-name="P4" text:outline-level="3"><text:span text:style-name="T2"/></text:h>
      <text:p text:style-name="P10">[A basic class diagram ]</text:p>
      <text:p text:style-name="P11"/>
      <text:p text:style-name="P7"><text:span text:style-name="T5"/></text:p>
      <text:p text:style-name="P7"><text:span text:style-name="T5">The most effective optimisations for this project would be the implementation of:</text:span></text:p>
      <text:list xml:id="list6022997382239796498" text:style-name="L1">
        <text:list-item>
          <text:p text:style-name="P9"><text:span text:style-name="T5">Resource Manager, </text:span></text:p>
        </text:list-item>
        <text:list-item>
          <text:p text:style-name="P9"><text:span text:style-name="T5">Object pooling</text:span></text:p>
        </text:list-item>
        <text:list-item>
          <text:p text:style-name="P9"><text:span text:style-name="T5">A </text:span><text:span text:style-name="Emphasis"><text:span text:style-name="T6">binary space partitioning </text:span></text:span><text:span text:style-name="T6">(BSP) tree*</text:span></text:p>
        </text:list-item>
      </text:list>
      <text:p text:style-name="P7"><text:span text:style-name="T6">The use of the Factory, Prototype and Component patterns can all be used here as well to better optimise the project. However, this would require a bit of re-factoring. This won't be necessary for such a relatively small project but by using these patterns, future expansion and changes to this project would be easier.</text:span></text:p>
      <text:p text:style-name="P14"><text:span text:style-name="T6">The first issue is with the </text:span><text:span text:style-name="T13">void Critter::Init()</text:span><text:span text:style-name="T6">. Within here the </text:span><text:span text:style-name="T13">m_texture = LoadTexture</text:span><text:span text:style-name="T6"> will result in the texture to be continually loaded, especially since we use this every time a critter dies and is re-spawned. This is where the Resource Manager will be used for loading and unloading, ensuring that no resource is ever loaded twice. It will also automatically unload our resources upon exit, and can automatically unload unneeded resources during the project’s execution. To do this we will create a new </text:span><text:span text:style-name="T13">ResourceManager</text:span><text:span text:style-name="T6"> class which will use a hash table to store the loaded texture. We will create a </text:span><text:span text:style-name="T13">loadTexture()</text:span><text:span text:style-name="T6"> function as follows:</text:span></text:p>
      <text:p text:style-name="P13"><text:span text:style-name="T7">Texture2D</text:span><text:span text:style-name="T8"> </text:span><text:span text:style-name="T7">ResourceManager</text:span><text:span text:style-name="T8">::loadTexture(</text:span><text:span text:style-name="T9">const</text:span><text:span text:style-name="T8"> </text:span><text:span text:style-name="T9">char</text:span><text:span text:style-name="T8">* </text:span><text:span text:style-name="T10">file</text:span><text:span text:style-name="T8">)</text:span></text:p>
      <text:p text:style-name="P8"><text:span text:style-name="T8">{std::</text:span><text:span text:style-name="T7">string</text:span><text:span text:style-name="T8"> key(</text:span><text:span text:style-name="T10">file</text:span><text:span text:style-name="T8">);</text:span></text:p>
      <text:p text:style-name="P8"><text:span text:style-name="T9"><text:tab/>auto</text:span><text:span text:style-name="T8"> iter = m_textures.find(key);</text:span></text:p>
      <text:p text:style-name="P8"><text:span text:style-name="T9"><text:tab/>if</text:span><text:span text:style-name="T8"> (iter </text:span><text:span text:style-name="T12">!=</text:span><text:span text:style-name="T8"> m_textures.end())<text:tab/><text:tab/></text:span><text:span text:style-name="T11">/* If Texture is already loaded */</text:span></text:p>
      <text:p text:style-name="P8"><text:span text:style-name="T8"><text:tab/><text:tab/>{</text:span><text:span text:style-name="T9">return</text:span><text:span text:style-name="T8"> iter</text:span><text:span text:style-name="T12">-&gt;</text:span><text:span text:style-name="T8">second;}</text:span></text:p>
      <text:p text:style-name="P8"><text:span text:style-name="T9"><text:tab/>else</text:span></text:p>
      <text:p text:style-name="P8"><text:span text:style-name="T8"><text:tab/>{</text:span><text:span text:style-name="T7">Texture2D</text:span><text:span text:style-name="T8"> texture = LoadTexture(</text:span><text:span text:style-name="T10">file</text:span><text:span text:style-name="T8">);<text:tab/></text:span><text:span text:style-name="T11">/* Loads texture */</text:span></text:p>
      <text:p text:style-name="P8"><text:span text:style-name="T8"><text:tab/>m_textures</text:span><text:span text:style-name="T12">[</text:span><text:span text:style-name="T8">key</text:span><text:span text:style-name="T12">]</text:span><text:span text:style-name="T8"> </text:span><text:span text:style-name="T12">=</text:span><text:span text:style-name="T8"> texture;<text:tab/><text:tab/></text:span><text:span text:style-name="T11">/* Stores in the Hash Table */</text:span></text:p>
      <text:p text:style-name="P8"><text:span text:style-name="T9"><text:tab/>return</text:span><text:span text:style-name="T8"> texture;}</text:span></text:p>
      <text:p text:style-name="P8"><text:span text:style-name="T8">}</text:span></text:p>
      <text:p text:style-name="P12">Now what we can do is change the <text:span text:style-name="T14">Critter::Init(......const char*)</text:span><text:span text:style-name="T15"> to a </text:span><text:span text:style-name="T14">Texture2D</text:span><text:span text:style-name="T15">. Then in our </text:span><text:span text:style-name="T14">main.cpp</text:span><text:span text:style-name="T15"> initialise we can call our </text:span><text:span text:style-name="T14">loadTexture()</text:span><text:span text:style-name="T15"> and add the texture to the hash table. Now the <text:s/></text:span><text:span text:style-name="T14">Critter::Init()</text:span><text:span text:style-name="T15"> can use this texture without constantly reloading it.</text:span></text:p>
      <text:p text:style-name="P12"><text:span text:style-name="T15"/></text:p>
      <text:p text:style-name="P12"><text:span text:style-name="T15"/></text:p>
      <text:p text:style-name="P2"><text:span text:style-name="T1">Factory Pattern →</text:span> Used to create objects without the programmer needing to specify the exact class type<text:line-break/>• The type can be specified with an identifier<text:line-break/>– This could be a string, and integer, or something else (aka HASH TABLE)<text:line-break/>• The factory is implemented as a function that returns one of several possible classes that share a common base class. </text:p>
      <text:p text:style-name="P2">Calls are made to the EnemyFatory.makeEnemyfunction<text:line-break/>– This function accepts a string that identifies the type of enemy to make<text:line-break/>• The function then creates the specific class instance and returns a base class pointer </text:p>
      <text:p text:style-name="P2">Allows for the easy creation of new types at run time<text:line-break/>• All creation code is in one place<text:line-break/>• Easier to modify or add new types<text:line-break/>• Objects could be reused<text:line-break/>– The Factory could track free and used objects to avoid allocating memory (i.e., combine with object pooling) The factory is implemented as a function that selects the concrete class according to the input argument<text:line-break/>• A more complex solution may <text:line-break/>– use smart pointers<text:line-break/><text:soft-page-break/>– initialize objects according to the current game state<text:line-break/>– be combined with other patterns, like the object pool</text:p>
      <text:p text:style-name="P2"><text:span text:style-name="T1">Prototype Patterns → </text:span>In essence, an object can spawn objects similar to itself<text:line-break/>• If we have one object, we can use it to make more of the same<text:line-break/>• Any object that implements this pattern can be treated as a prototype to generate other versions of itself </text:p>
      <text:p text:style-name="P3">Components allow us to<text:line-break/><text:span text:style-name="T4">– Categorise behaviours into easily manageable components<text:line-break/>– Extend the functionality of an object without having to change the object’s code<text:line-break/>– Decouple behaviours so that only a component needing access to a certain system even knows about that system </text:span></text:p>
      <text:p text:style-name="P3">Object Pooling</text:p>
      <text:p text:style-name="P2">It would be better if we could simply reuse these frequent objects rather than allocating and deallocating all the time<text:line-break/>– Can prevent a lot of fragmentation<text:line-break/>– We could allocate a collection of reusable objects when a level loads, deallocate when it unloads<text:line-break/>– This type of system is a design pattern called an Object Pool </text:p>
      <text:p text:style-name="P2">Improve performance and memory use by reusing objects from a <text:line-break/>fixed pool instead of allocating and freeing them individually<text:line-break/>• Simply a collection of objects with a way of knowing if <text:line-break/>each object is active or not<text:line-break/>– When we request an allocation we simply find the first inactive <text:line-break/>object<text:line-break/>– When we deallocate we simply deactivate the object </text:p>
      <text:p text:style-name="P2">A simple method for an Object Pool<text:line-break/>– Allocate an array of our maximum object count<text:line-break/>– Flag all objects as inactive<text:line-break/>• Either a flag the objects contain, or could be an additional array of Booleans<text:line-break/>– When we allocate:<text:line-break/>• Find the first inactive object and flag it as active<text:line-break/>– When we deallocate an object:<text:line-break/>• Simply flag the object as inactive </text:p>
      <text:p text:style-name="P6">Another way of storing an Object Pool is with two lists<text:line-break/>– An Active list<text:line-break/>– An Inactive list<text:line-break/>• We fill the Inactive list with all of our objects<text:line-break/>– When we allocate we simply move an object from the Inactive list to the Active list<text:line-break/>– When we deallocate we simply move the object from the Active list to the Inactive list </text:p>
      <text:p text:style-name="P6">Object Pools help remove allocating and deallocating objects<text:line-break/>– We allocate all potential objects when a level loads and put them into a pool of reusable objects<text:line-break/>– When we need an object we find an inactive object in the pool and activate it<text:line-break/>– When we deallocate an object we simply deactivate it within the pool<text:line-break/>– Many ways to implement, each with pros and cons </text:p>
      <text:p text:style-name="P6">Smart Pointers</text:p>
      <text:p text:style-name="P6"><text:soft-page-break/>Smart pointer objects are allocated on the stack<text:line-break/>• When a smart pointer goes out of scope, the raw pointer is deleted<text:line-break/>• Shared pointers use reference counting to allow a resource to be shared<text:line-break/>– Only when all references have been destroyed will the raw pointer be deleted </text:p>
      <text:p text:style-name="P6">Resource manager → They abstract the details of loading and unloading, ensuring that no resource is ever loaded twice<text:line-break/>• They will automatically unload our resources upon exit, and can automatically unload unneeded resources during our game’s execution . Makes use of the smart pointers</text:p>
      <text:p text:style-name="P6">Binary tree</text:p>
      <text:p text:style-name="P6"/>
      <text:p text:style-name="P1">A description of the algorithms to be implemented </text:p>
      <text:p text:style-name="P2"/>
      <text:p text:style-name="P2"/>
      <text:p text:style-name="P1">A description of testing strategies that may be employed to verify the implementation of data structures or algorithms or measure performance increases</text:p>
      <text:p text:style-name="P2"/>
      <text:p text:style-name="P2"/>
      <text:p text:style-name="P1"><text:s/>A description of any other programming or feature changes to be implement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sans-serif" svg:font-family="sans-serif"/>
    <style:font-face style:name="Arial Unicode MS1" svg:font-family="'Arial Unicode MS'" style:font-family-generic="swiss"/>
    <style:font-face style:name="Cascadia Code" svg:font-family="'Cascadia Code'"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AU"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A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language-asian="en" style:country-asian="AU" style:font-weight-asian="bold" style:font-name-complex="Times New Roman1" style:font-size-complex="13.5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n" style:country-asian="AU" style:font-weight-asian="bold" style:font-name-complex="Times New Roman1" style:font-size-complex="13.5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 Von Appen</meta:initial-creator>
    <dc:creator>Jacob von Appen</dc:creator>
    <meta:editing-cycles>3</meta:editing-cycles>
    <meta:creation-date>2022-06-01T06:12:00</meta:creation-date>
    <dc:date>2022-07-19T23:52:17</dc:date>
    <meta:editing-duration>PT4H8M1S</meta:editing-duration>
    <meta:generator>OpenOffice/4.1.1$Win32 OpenOffice.org_project/411m6$Build-9775</meta:generator>
    <meta:document-statistic meta:table-count="0" meta:image-count="0" meta:object-count="0" meta:page-count="3" meta:paragraph-count="37" meta:word-count="1019" meta:character-count="5951"/>
    <meta:user-defined meta:name="AppVersion">16.0000</meta:user-defined>
    <meta:user-defined meta:name="Company">Academy of Interactive Entertai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